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Normal">
      <style:paragraph-properties fo:margin-left="-0.035cm" fo:margin-right="-0.035cm" fo:line-height="107%" fo:text-indent="0cm" style:auto-text-indent="false">
        <style:tab-stops/>
      </style:paragraph-properties>
      <style:text-properties style:font-name="Calibri" fo:language="es" fo:country="none" style:font-name-asian="Calibri" style:font-name-complex="Calibri"/>
    </style:style>
    <style:style style:name="P2" style:family="paragraph" style:parent-style-name="Normal">
      <style:paragraph-properties fo:margin-top="0cm" fo:margin-bottom="0cm" style:contextual-spacing="false" fo:line-height="100%"/>
    </style:style>
    <style:style style:name="P3" style:family="paragraph" style:parent-style-name="Normal">
      <style:paragraph-properties fo:margin-top="0cm" fo:margin-bottom="0cm" style:contextual-spacing="false" fo:line-height="100%"/>
      <style:text-properties fo:color="#000000" loext:opacity="100%" style:font-name="Arial" fo:language="es" fo:country="none" style:font-name-asian="Arial" style:font-name-complex="Arial"/>
    </style:style>
    <style:style style:name="P4" style:family="paragraph" style:parent-style-name="Normal" style:master-page-name="MP0">
      <style:paragraph-properties fo:margin-left="-0.035cm" fo:margin-right="-0.035cm" fo:line-height="107%" fo:text-indent="0cm" style:auto-text-indent="false" style:page-number="auto" fo:break-before="page">
        <style:tab-stops/>
      </style:paragraph-properties>
    </style:style>
    <style:style style:name="P5" style:family="paragraph" style:parent-style-name="Normal">
      <style:text-properties style:font-name="Calibri" fo:language="es" fo:country="none" style:font-name-asian="Calibri" style:font-name-complex="Calibri"/>
    </style:style>
    <style:style style:name="P6" style:family="paragraph" style:parent-style-name="Normal">
      <style:paragraph-properties fo:break-before="page"/>
      <style:text-properties style:font-name="Calibri" fo:language="es" fo:country="none" style:font-name-asian="Calibri" style:font-name-complex="Calibri"/>
    </style:style>
    <style:style style:name="P7" style:family="paragraph" style:parent-style-name="Normal">
      <style:text-properties fo:font-variant="normal" fo:text-transform="none" fo:color="#0d0d0d" loext:opacity="100%" style:font-name="S hne" fo:font-size="12pt" fo:letter-spacing="normal" fo:language="es" fo:country="none" fo:font-style="normal" fo:font-weight="normal" style:font-name-asian="Calibri" style:font-name-complex="Calibri"/>
    </style:style>
    <style:style style:name="P8" style:family="paragraph" style:parent-style-name="Normal">
      <style:paragraph-properties fo:margin-top="0cm" fo:margin-bottom="0cm" style:contextual-spacing="false" fo:line-height="100%"/>
      <style:text-properties fo:color="#000000" loext:opacity="100%" style:font-name="Arial" fo:language="es" fo:country="none" style:font-name-asian="Arial" style:font-name-complex="Arial"/>
    </style:style>
    <style:style style:name="P9" style:family="paragraph" style:parent-style-name="Normal">
      <style:paragraph-properties fo:margin-top="0cm" fo:margin-bottom="0cm" style:contextual-spacing="false" fo:line-height="100%"/>
      <style:text-properties fo:color="#000000" loext:opacity="100%" style:font-name="Arial" fo:language="es" fo:country="none" officeooo:paragraph-rsid="0010c599" style:font-name-asian="Arial" style:font-name-complex="Arial"/>
    </style:style>
    <style:style style:name="P10" style:family="paragraph" style:parent-style-name="Normal">
      <style:paragraph-properties fo:margin-top="0cm" fo:margin-bottom="0cm" style:contextual-spacing="false" fo:line-height="100%"/>
      <style:text-properties fo:color="#000000" loext:opacity="100%" style:font-name="Arial" fo:language="es" fo:country="none" officeooo:rsid="0010c599" officeooo:paragraph-rsid="0010c599" style:font-name-asian="Arial" style:font-name-complex="Arial"/>
    </style:style>
    <style:style style:name="P11" style:family="paragraph" style:parent-style-name="Normal">
      <style:paragraph-properties fo:margin-top="0cm" fo:margin-bottom="0cm" style:contextual-spacing="false" fo:line-height="100%"/>
    </style:style>
    <style:style style:name="P12" style:family="paragraph" style:parent-style-name="Normal">
      <style:paragraph-properties fo:margin-top="0cm" fo:margin-bottom="0cm" style:contextual-spacing="false" fo:line-height="100%"/>
      <style:text-properties officeooo:paragraph-rsid="0010c599"/>
    </style:style>
    <style:style style:name="P13" style:family="paragraph" style:parent-style-name="Normal">
      <style:paragraph-properties fo:margin-top="0cm" fo:margin-bottom="0.25cm" style:contextual-spacing="false" fo:line-height="115%"/>
    </style:style>
    <style:style style:name="P14" style:family="paragraph" style:parent-style-name="Normal">
      <style:paragraph-properties fo:margin-top="0cm" fo:margin-bottom="0cm" style:contextual-spacing="false" fo:line-height="100%"/>
      <style:text-properties style:font-name="Arial" fo:language="es" fo:country="none" style:font-name-asian="Arial" style:font-name-complex="Arial"/>
    </style:style>
    <style:style style:name="T1" style:family="text">
      <style:text-properties style:font-name="Calibri" fo:language="es" fo:country="none" style:font-name-asian="Calibri" style:font-name-complex="Calibri"/>
    </style:style>
    <style:style style:name="T2" style:family="text">
      <style:text-properties fo:color="#000000" loext:opacity="100%"/>
    </style:style>
    <style:style style:name="T3" style:family="text">
      <style:text-properties fo:color="#000000" loext:opacity="100%" style:font-name="Arial" fo:language="es" fo:country="none" style:font-name-asian="Arial" style:font-name-complex="Arial"/>
    </style:style>
    <style:style style:name="T4" style:family="text">
      <style:text-properties fo:color="#000000" loext:opacity="100%" style:font-name="Arial" fo:language="es" fo:country="none" officeooo:rsid="0010c599" style:font-name-asian="Arial" style:font-name-complex="Arial"/>
    </style:style>
    <style:style style:name="T5" style:family="text">
      <style:text-properties fo:color="#000000" loext:opacity="100%" style:font-name="Arial" fo:language="es" fo:country="none" fo:font-weight="bold" style:font-name-asian="Arial" style:font-weight-asian="bold" style:font-name-complex="Arial" style:font-weight-complex="bold"/>
    </style:style>
    <style:style style:name="T6" style:family="text">
      <style:text-properties fo:color="#000000" loext:opacity="100%" style:font-name="Arial" fo:language="es" fo:country="none" fo:font-weight="normal" style:font-name-asian="Arial" style:font-weight-asian="normal" style:font-name-complex="Arial" style:font-weight-complex="normal"/>
    </style:style>
    <style:style style:name="T7" style:family="text">
      <style:text-properties officeooo:rsid="0010c599"/>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Fuente_20_de_20_párrafo_20_predeter."><text:span text:style-name="T1">PODCAST. Por Paco Aldarias. </text:span></text:span></text:p>
      <text:p text:style-name="P1">TEMA 3 PARTE 8 VIDEO</text:p>
      <text:p text:style-name="P2"><text:span text:style-name="Fuente_20_de_20_párrafo_20_predeter."><text:span text:style-name="T4">Definición. Un </text:span></text:span><text:span text:style-name="Fuente_20_de_20_párrafo_20_predeter."><text:span text:style-name="T3">video como una sucesión de imágenes que al pasarse con una determinada velocidad <text:s/>reproducen movimientos. </text:span></text:span><text:span text:style-name="Fuente_20_de_20_párrafo_20_predeter."><text:span text:style-name="T4">Las imágenes se llaman frames o fotogramas</text:span></text:span></text:p>
      <text:p text:style-name="P3"/>
      <text:p text:style-name="P9"><text:span text:style-name="T7">Contenido. <text:s/>Un vídeo <text:s/>puede contener </text:span>imágenes, <text:s/>sonido <text:span text:style-name="T7">y subtitulos</text:span>. <text:s/>El sonido que acompaña al video debe ir sincronizado y usa alguno de los formatos y códecs de <text:span text:style-name="T7">a</text:span>udio.</text:p>
      <text:p text:style-name="P3"/>
      <text:p text:style-name="P10">Propiedades del video. Las propiedades del video son: resolución, ratio, birate, fps </text:p>
      <text:p text:style-name="P10"/>
      <text:p text:style-name="P2"><text:span text:style-name="Fuente_20_de_20_párrafo_20_predeter."><text:span text:style-name="T3">La resolución de un vídeo es el tamaño o el número de puntos (pixeles) horizontales y verticales (ancho x alto) que componen cada una de las imágenes del vídeo al 100%, sin agrandar ni reducir.</text:span></text:span></text:p>
      <text:p text:style-name="P3"/>
      <text:p text:style-name="P9"><text:span text:style-name="T7">Ratio de aspecto. </text:span>El ratio de aspecto, es la proporción entre la anchura y altura de un video. Cuando se reproduce un video se suele mantener por defecto esta proporción para evitar deformación de las imágenes. <text:s/><text:span text:style-name="T7">Ejemplo <text:s/></text:span>habitual <text:s/>se suele trabajar con ratios de 16:9 (más anchos que altos, al estilo cine.</text:p>
      <text:p text:style-name="P3"/>
      <text:p text:style-name="P13"><text:span text:style-name="Fuente_20_de_20_párrafo_20_predeter."><text:span text:style-name="T6">El bitrate o tasa de bits es la medida de cuántos bits por segundo pueden ser transferidos en un vídeo.</text:span></text:span></text:p>
      <text:p text:style-name="P12"><text:span text:style-name="Fuente_20_de_20_párrafo_20_predeter."><text:span text:style-name="T4">Frames por segundo o fps. </text:span></text:span><text:span text:style-name="Fuente_20_de_20_párrafo_20_predeter."><text:span text:style-name="T3">Para crear la ilusión de una imagen en movimiento y engañar al ojo humano necesitamos mostrar más de 20 </text:span></text:span><text:span text:style-name="Fuente_20_de_20_párrafo_20_predeter."><text:span text:style-name="T4">frames </text:span></text:span><text:span text:style-name="Fuente_20_de_20_párrafo_20_predeter."><text:span text:style-name="T3"><text:s/>por segundo </text:span></text:span><text:span text:style-name="Fuente_20_de_20_párrafo_20_predeter."><text:span text:style-name="T4">o fps</text:span></text:span><text:span text:style-name="Fuente_20_de_20_párrafo_20_predeter."><text:span text:style-name="T3">. <text:s/>Un video </text:span></text:span><text:span text:style-name="Fuente_20_de_20_párrafo_20_predeter."><text:span text:style-name="T4">normal </text:span></text:span><text:span text:style-name="Fuente_20_de_20_párrafo_20_predeter."><text:span text:style-name="T3">resulta de la exposición 25 </text:span></text:span><text:span text:style-name="Fuente_20_de_20_párrafo_20_predeter."><text:span text:style-name="T4">fps</text:span></text:span><text:span text:style-name="Fuente_20_de_20_párrafo_20_predeter."><text:span text:style-name="T3">. </text:span></text:span></text:p>
      <text:p text:style-name="P3"/>
      <text:p text:style-name="P3">Un códec es un algoritmo especial que para sirve para comprimir y descomprimir la información del vídeo. Ejemplo de códecs de video son mpeg-4, divx. Codecs de video más utilizado en internet es meg-4, se utiliza para streaming y ocupa poco espacio.</text:p>
      <text:p text:style-name="P3"/>
      <text:p text:style-name="P3">Un contenedor de archivos . <text:span text:style-name="T7">E</text:span>s como una caja que guarda diferentes datos. Un contenedor de archivos de vídeo comprende una pista de vídeo, una o más pistas de audio y puede incluir otros metadatos como subtítulos o carátulas. <text:s/>Los contenedores de video tienen asociada una extensión como : mpg, wmv, mp4, mov, mkv, avi. Un codec de video puede que no funcione en un contenedor. Por ejemplo los video wmv no son compatibles con los codecs de video avi.</text:p>
      <text:p text:style-name="P3"/>
      <text:p text:style-name="P9">Un contenedor mp4 <text:s/>es compatible con muchos codecs como el mpeg 4, ocupa poco espacio. <text:s/></text:p>
      <text:p text:style-name="P9">Un contenedor mkv <text:s/>es compatible con todos codecs menos con wmv. Permiten llevar varios audios en varios idiomas. Ocupan mucho espacio.</text:p>
      <text:p text:style-name="P3"/>
      <text:p text:style-name="P2"><text:span text:style-name="Fuente_20_de_20_párrafo_20_predeter."><text:span text:style-name="T3">La tecnología de streaming se utiliza para optimizar el modo de transmisión de archivos (descargando las partes en orden) de audio, video, etc para poder iniciar su reproducción sin esperas. Esto también se aplica a las emisiones en directo (live streamming) como en la televisión. </text:span></text:span></text:p>
      <text:p text:style-name="P2"><text:span text:style-name="Fuente_20_de_20_párrafo_20_predeter."><text:span text:style-name="T3"/></text:span></text:p>
      <text:p text:style-name="P2"><text:span text:style-name="Fuente_20_de_20_párrafo_20_predeter."><text:span text:style-name="T3">Aplicaciones para hacer streaming son youtube, twitch, loom, obs, webex, teams.</text:span></text:span></text:p>
      <text:p text:style-name="P3">Editores de video son shotcut, openshot.</text:p>
      <text:p text:style-name="P3">Reproductores de video son wmv, vlc</text:p>
      <text:p text:style-name="P14"><text:span text:style-name="T2">En IA para video está la ap capcut, con herramientas para redes soci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LDARIAS RAYA, FRANCISCO</meta:initial-creator>
    <dc:creator>Francisco Aldarias Rya</dc:creator>
    <meta:creation-date>2024-02-06T16:13:00Z</meta:creation-date>
    <dc:date>2024-02-08T18:48:59.527206459</dc:date>
    <meta:editing-cycles>2</meta:editing-cycles>
    <meta:editing-duration>PT31M31S</meta:editing-duration>
    <meta:document-statistic meta:table-count="0" meta:image-count="0" meta:object-count="0" meta:page-count="1" meta:paragraph-count="18" meta:word-count="457" meta:character-count="2707" meta:non-whitespace-character-count="2249"/>
    <meta:template xlink:type="simple" xlink:actuate="onRequest" xlink:title="" xlink:href="Normal.dotm"/>
  </office:meta>
</office:document-meta>
</file>